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able1" style:family="table">
      <style:table-properties style:width="3.6236in" table:align="margins" style:may-break-between-rows="false"/>
    </style:style>
    <style:style style:name="Table1.A" style:family="table-column">
      <style:table-column-properties style:column-width="0.1639in" style:rel-column-width="2964*"/>
    </style:style>
    <style:style style:name="Table1.B" style:family="table-column">
      <style:table-column-properties style:column-width="0.1646in" style:rel-column-width="2976*"/>
    </style:style>
    <style:style style:name="Table1.C" style:family="table-column">
      <style:table-column-properties style:column-width="0.1653in" style:rel-column-width="2989*"/>
    </style:style>
    <style:style style:name="Table1.V" style:family="table-column">
      <style:table-column-properties style:column-width="0.1632in" style:rel-column-width="2946*"/>
    </style:style>
    <style:style style:name="Table1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96in" fo:border="0.05pt solid #000000"/>
    </style:style>
    <style:style style:name="Table1.2" style:family="table-row">
      <style:table-row-properties style:min-row-height="0.2in"/>
    </style:style>
    <style:style style:name="Table1.A2" style:family="table-cell">
      <style:table-cell-properties fo:padding="0.0396in" fo:border-left="0.05pt solid #000000" fo:border-right="none" fo:border-top="none" fo:border-bottom="0.05pt solid #000000"/>
    </style:style>
    <style:style style:name="Table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1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1.A3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819in" table:align="margins" style:may-break-between-rows="false"/>
    </style:style>
    <style:style style:name="Table2.A" style:family="table-column">
      <style:table-column-properties style:column-width="1.3639in" style:rel-column-width="24950*"/>
    </style:style>
    <style:style style:name="Table2.B" style:family="table-column">
      <style:table-column-properties style:column-width="0.4271in" style:rel-column-width="7817*"/>
    </style:style>
    <style:style style:name="Table2.D" style:family="table-column">
      <style:table-column-properties style:column-width="0.4271in" style:rel-column-width="7818*"/>
    </style:style>
    <style:style style:name="Table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3.5819in" table:align="margins" style:may-break-between-rows="false"/>
    </style:style>
    <style:style style:name="Table3.A" style:family="table-column">
      <style:table-column-properties style:column-width="3.5819in" style:rel-column-width="65535*"/>
    </style:style>
    <style:style style:name="Table3.A1" style:family="table-cell">
      <style:table-cell-properties fo:padding="0in" fo:border="0.05pt solid #000000"/>
    </style:style>
    <style:style style:name="Table3.A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236in" table:align="margins" style:may-break-between-rows="false"/>
    </style:style>
    <style:style style:name="Table4.A" style:family="table-column">
      <style:table-column-properties style:column-width="0.1639in" style:rel-column-width="2964*"/>
    </style:style>
    <style:style style:name="Table4.B" style:family="table-column">
      <style:table-column-properties style:column-width="0.1646in" style:rel-column-width="2976*"/>
    </style:style>
    <style:style style:name="Table4.C" style:family="table-column">
      <style:table-column-properties style:column-width="0.1653in" style:rel-column-width="2989*"/>
    </style:style>
    <style:style style:name="Table4.V" style:family="table-column">
      <style:table-column-properties style:column-width="0.1632in" style:rel-column-width="2946*"/>
    </style:style>
    <style:style style:name="Table4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96in" fo:border="0.05pt solid #000000"/>
    </style:style>
    <style:style style:name="Table4.2" style:family="table-row">
      <style:table-row-properties style:min-row-height="0.2in"/>
    </style:style>
    <style:style style:name="Table4.A2" style:family="table-cell">
      <style:table-cell-properties fo:padding="0.0396in" fo:border-left="0.05pt solid #000000" fo:border-right="none" fo:border-top="none" fo:border-bottom="0.05pt solid #000000"/>
    </style:style>
    <style:style style:name="Table4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4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4.A3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3.5819in" table:align="margins" style:may-break-between-rows="false"/>
    </style:style>
    <style:style style:name="Table5.A" style:family="table-column">
      <style:table-column-properties style:column-width="1.3639in" style:rel-column-width="24950*"/>
    </style:style>
    <style:style style:name="Table5.B" style:family="table-column">
      <style:table-column-properties style:column-width="0.4271in" style:rel-column-width="7817*"/>
    </style:style>
    <style:style style:name="Table5.D" style:family="table-column">
      <style:table-column-properties style:column-width="0.4271in" style:rel-column-width="7818*"/>
    </style:style>
    <style:style style:name="Table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3.5819in" table:align="margins" style:may-break-between-rows="false"/>
    </style:style>
    <style:style style:name="Table6.A" style:family="table-column">
      <style:table-column-properties style:column-width="3.5819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3.6236in" table:align="margins" style:may-break-between-rows="false"/>
    </style:style>
    <style:style style:name="Table7.A" style:family="table-column">
      <style:table-column-properties style:column-width="0.1639in" style:rel-column-width="2969*"/>
    </style:style>
    <style:style style:name="Table7.B" style:family="table-column">
      <style:table-column-properties style:column-width="0.1646in" style:rel-column-width="2982*"/>
    </style:style>
    <style:style style:name="Table7.O" style:family="table-column">
      <style:table-column-properties style:column-width="0.1729in" style:rel-column-width="3126*"/>
    </style:style>
    <style:style style:name="Table7.P" style:family="table-column">
      <style:table-column-properties style:column-width="0.1569in" style:rel-column-width="2837*"/>
    </style:style>
    <style:style style:name="Table7.V" style:family="table-column">
      <style:table-column-properties style:column-width="0.1618in" style:rel-column-width="2927*"/>
    </style:style>
    <style:style style:name="Table7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7.P1" style:family="table-cell">
      <style:table-cell-properties fo:padding="0.0396in" fo:border="0.05pt solid #000000"/>
    </style:style>
    <style:style style:name="Table7.2" style:family="table-row">
      <style:table-row-properties style:min-row-height="0.2in"/>
    </style:style>
    <style:style style:name="Table7.A2" style:family="table-cell">
      <style:table-cell-properties fo:padding="0.0396in" fo:border-left="0.05pt solid #000000" fo:border-right="none" fo:border-top="none" fo:border-bottom="0.05pt solid #000000"/>
    </style:style>
    <style:style style:name="Table7.I2" style:family="table-cell">
      <style:table-cell-properties fo:padding="0.0396in" fo:border-left="1.5pt double-thin #000000" fo:border-right="none" fo:border-top="none" fo:border-bottom="0.05pt solid #000000"/>
    </style:style>
    <style:style style:name="Table7.M2" style:family="table-cell">
      <style:table-cell-properties style:border-line-width-left="0.0069in 0.0069in 0.0069in" fo:padding="0.0396in" fo:border-left="1.5pt double #000000" fo:border-right="none" fo:border-top="none" fo:border-bottom="0.05pt solid #000000"/>
    </style:style>
    <style:style style:name="Table7.Q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7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7.A3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3.5819in" table:align="margins" style:may-break-between-rows="false"/>
    </style:style>
    <style:style style:name="Table8.A" style:family="table-column">
      <style:table-column-properties style:column-width="1.3639in" style:rel-column-width="24950*"/>
    </style:style>
    <style:style style:name="Table8.B" style:family="table-column">
      <style:table-column-properties style:column-width="0.4271in" style:rel-column-width="7817*"/>
    </style:style>
    <style:style style:name="Table8.D" style:family="table-column">
      <style:table-column-properties style:column-width="0.4271in" style:rel-column-width="7818*"/>
    </style:style>
    <style:style style:name="Table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3.5819in" table:align="margins" style:may-break-between-rows="false"/>
    </style:style>
    <style:style style:name="Table9.A" style:family="table-column">
      <style:table-column-properties style:column-width="3.5819in" style:rel-column-width="65535*"/>
    </style:style>
    <style:style style:name="Table9.A1" style:family="table-cell">
      <style:table-cell-properties fo:padding="0in" fo:border="0.05pt solid #000000"/>
    </style:style>
    <style:style style:name="Table9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G2" style:family="table-cell">
      <style:table-cell-properties fo:padding="0.0396in" fo:border-left="1.5pt double-thin #000000" fo:border-right="none" fo:border-top="none" fo:border-bottom="0.05pt solid #000000"/>
    </style:style>
    <style:style style:name="Táblázat7.M2" style:family="table-cell">
      <style:table-cell-properties style:border-line-width-left="0.0104in 0.0104in 0.0007in" fo:padding="0.0396in" fo:border-left="0.05pt double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23b47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39be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4de7" style:font-size-asian="9pt" style:font-size-complex="9pt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23b47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39be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4de7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23b47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39be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4de7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23b47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39be" style:font-size-asian="9pt" style:font-size-complex="9pt"/>
    </style:style>
    <style:style style:name="P16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4de7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officeooo:paragraph-rsid="00154de7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officeooo:paragraph-rsid="00123b47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officeooo:paragraph-rsid="001539be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officeooo:paragraph-rsid="00154de7" style:font-size-asian="9pt" style:font-size-complex="9pt"/>
    </style:style>
    <style:style style:name="P23" style:family="paragraph" style:parent-style-name="Text_20_body"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3eb3d" officeooo:paragraph-rsid="00123b47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3eb3d" officeooo:paragraph-rsid="001539be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03eb3d" officeooo:paragraph-rsid="00123b47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rsid="0003eb3d" officeooo:paragraph-rsid="001539b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093388" officeooo:paragraph-rsid="00154de7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0b2ec7" officeooo:paragraph-rsid="00154de7" style:font-size-asian="9pt" style:font-size-complex="9pt"/>
    </style:style>
    <style:style style:name="P32" style:family="paragraph" style:parent-style-name="Text_20_body">
      <style:text-properties fo:font-size="9pt" officeooo:rsid="00074164" officeooo:paragraph-rsid="00154de7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123b47" officeooo:paragraph-rsid="00123b47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123b47" officeooo:paragraph-rsid="001539be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officeooo:rsid="00123b47" officeooo:paragraph-rsid="00123b47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rsid="00123b47" officeooo:paragraph-rsid="001539be" style:font-size-asian="9pt" style:font-size-complex="9pt"/>
    </style:style>
    <style:style style:name="P39" style:family="paragraph" style:parent-style-name="Text_20_body">
      <style:text-properties fo:font-size="9pt" officeooo:paragraph-rsid="00123b47" style:font-size-asian="9pt" style:font-size-complex="9pt"/>
    </style:style>
    <style:style style:name="P40" style:family="paragraph" style:parent-style-name="Text_20_body">
      <style:text-properties fo:font-size="9pt" officeooo:paragraph-rsid="001539be" style:font-size-asian="9pt" style:font-size-complex="9pt"/>
    </style:style>
    <style:style style:name="P41" style:family="paragraph" style:parent-style-name="Text_20_body">
      <style:text-properties fo:font-size="9pt" officeooo:paragraph-rsid="00154de7" style:font-size-asian="9pt" style:font-size-complex="9pt"/>
    </style:style>
    <style:style style:name="P42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43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51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53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4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55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56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57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58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59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6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6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62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63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23b47" style:font-size-asian="9pt" style:font-size-complex="9pt"/>
    </style:style>
    <style:style style:name="P6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6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66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67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68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69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66988" style:font-size-asian="9pt" style:font-size-complex="9pt"/>
    </style:style>
    <style:style style:name="P70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71" style:family="paragraph" style:parent-style-name="Text_20_body">
      <style:text-properties fo:font-size="9pt" officeooo:rsid="0003eb3d" officeooo:paragraph-rsid="00123b47" fo:background-color="transparent" style:font-size-asian="9pt" style:font-size-complex="9pt"/>
    </style:style>
    <style:style style:name="P72" style:family="paragraph" style:parent-style-name="Text_20_body">
      <style:text-properties fo:font-size="9pt" officeooo:rsid="0003eb3d" officeooo:paragraph-rsid="001539be" fo:background-color="transparent" style:font-size-asian="9pt" style:font-size-complex="9pt"/>
    </style:style>
    <style:style style:name="P73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74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23b47" style:font-size-asian="8pt" style:font-weight-asian="normal" style:font-size-complex="8pt" style:font-weight-complex="normal"/>
    </style:style>
    <style:style style:name="P7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39be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4de7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8pt" fo:font-weight="bold" officeooo:paragraph-rsid="00123b47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8pt" fo:font-weight="bold" officeooo:paragraph-rsid="001539be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8pt" fo:font-weight="bold" officeooo:paragraph-rsid="00154de7" style:font-size-asian="8pt" style:font-weight-asian="bold" style:font-size-complex="8pt" style:font-weight-complex="bold"/>
    </style:style>
    <style:style style:name="P81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82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23b47"/>
    </style:style>
    <style:style style:name="P83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39be"/>
    </style:style>
    <style:style style:name="P84" style:family="paragraph" style:parent-style-name="Text_20_body">
      <style:text-properties style:text-underline-style="solid" style:text-underline-width="auto" style:text-underline-color="font-color"/>
    </style:style>
    <style:style style:name="P85" style:family="paragraph" style:parent-style-name="Text_20_body">
      <style:text-properties style:text-underline-style="solid" style:text-underline-width="auto" style:text-underline-color="font-color" officeooo:paragraph-rsid="00123b47"/>
    </style:style>
    <style:style style:name="P86" style:family="paragraph" style:parent-style-name="Text_20_body">
      <style:text-properties style:text-underline-style="solid" style:text-underline-width="auto" style:text-underline-color="font-color" officeooo:paragraph-rsid="001539be"/>
    </style:style>
    <style:style style:name="P87" style:family="paragraph" style:parent-style-name="Text_20_body">
      <style:text-properties style:text-underline-style="solid" style:text-underline-width="auto" style:text-underline-color="font-color" officeooo:paragraph-rsid="00154de7"/>
    </style:style>
    <style:style style:name="P88" style:family="paragraph" style:parent-style-name="Standard">
      <style:text-properties fo:font-size="11pt" style:font-size-asian="11pt" style:font-size-complex="11pt"/>
    </style:style>
    <style:style style:name="P89" style:family="paragraph" style:parent-style-name="Standard">
      <style:text-properties fo:font-size="11pt" officeooo:paragraph-rsid="00123b47" style:font-size-asian="11pt" style:font-size-complex="11pt"/>
    </style:style>
    <style:style style:name="P90" style:family="paragraph" style:parent-style-name="Standard">
      <style:text-properties fo:font-size="11pt" officeooo:paragraph-rsid="001539be" style:font-size-asian="11pt" style:font-size-complex="11pt"/>
    </style:style>
    <style:style style:name="P91" style:family="paragraph" style:parent-style-name="Standard">
      <style:text-properties fo:font-size="11pt" officeooo:paragraph-rsid="00154de7" style:font-size-asian="11pt" style:font-size-complex="11pt"/>
    </style:style>
    <style:style style:name="P92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93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23b47"/>
    </style:style>
    <style:style style:name="P94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39be"/>
    </style:style>
    <style:style style:name="P95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4de7"/>
    </style:style>
    <style:style style:name="P96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97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23b47" style:font-weight-asian="bold" style:font-weight-complex="bold"/>
    </style:style>
    <style:style style:name="P98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539be" style:font-weight-asian="bold" style:font-weight-complex="bold"/>
    </style:style>
    <style:style style:name="P99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100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officeooo:paragraph-rsid="00154de7" style:font-weight-asian="bold" style:font-weight-complex="bold"/>
    </style:style>
    <style:style style:name="P101" style:family="paragraph" style:parent-style-name="Standard">
      <style:text-properties officeooo:paragraph-rsid="00123b47"/>
    </style:style>
    <style:style style:name="P102" style:family="paragraph" style:parent-style-name="Text_20_body">
      <style:text-properties officeooo:paragraph-rsid="00123b47"/>
    </style:style>
    <style:style style:name="P103" style:family="paragraph" style:parent-style-name="Standard">
      <style:text-properties officeooo:paragraph-rsid="001539be"/>
    </style:style>
    <style:style style:name="P1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/>
    </style:style>
    <style:style style:name="P1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 officeooo:paragraph-rsid="001539be"/>
    </style:style>
    <style:style style:name="P106" style:family="paragraph" style:parent-style-name="Text_20_body">
      <style:paragraph-properties>
        <style:tab-stops>
          <style:tab-stop style:position="2.3138in"/>
        </style:tab-stops>
      </style:paragraph-properties>
    </style:style>
    <style:style style:name="P107" style:family="paragraph" style:parent-style-name="Text_20_body">
      <style:text-properties officeooo:paragraph-rsid="001725b3"/>
    </style:style>
    <style:style style:name="P108" style:family="paragraph" style:parent-style-name="Text_20_body">
      <style:text-properties officeooo:paragraph-rsid="00191077"/>
    </style:style>
    <style:style style:name="P109" style:family="paragraph" style:parent-style-name="Table_20_Contents">
      <style:paragraph-properties fo:text-align="center" style:justify-single-word="false"/>
      <style:text-properties fo:font-size="9pt" officeooo:rsid="001af300" officeooo:paragraph-rsid="001af300" style:font-size-asian="9pt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fo:font-size="9pt" officeooo:rsid="001d32e6" officeooo:paragraph-rsid="001d32e6" style:font-size-asian="9pt" style:font-size-complex="9pt"/>
    </style:style>
    <style:style style:name="P111" style:family="paragraph" style:parent-style-name="Standard">
      <style:paragraph-properties fo:text-align="start" style:justify-single-word="false" style:writing-mode="lr-tb"/>
    </style:style>
    <style:style style:name="P112" style:family="paragraph" style:parent-style-name="Standard">
      <style:paragraph-properties fo:text-align="start" style:justify-single-word="false" style:writing-mode="lr-tb"/>
      <style:text-properties officeooo:paragraph-rsid="001539be"/>
    </style:style>
    <style:style style:name="P113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fo:font-size="11pt" officeooo:paragraph-rsid="00154de7" style:font-size-asian="11pt" style:font-size-complex="11pt"/>
    </style:style>
    <style:style style:name="P114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a1f3d" style:font-size-asian="9pt" style:font-size-complex="9pt"/>
    </style:style>
    <style:style style:name="P115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a1f3d" style:font-size-asian="9pt" style:font-size-complex="9pt"/>
    </style:style>
    <style:style style:name="P116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P117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af300" style:font-size-asian="8pt" style:font-weight-asian="normal" style:font-size-complex="8pt" style:font-weight-complex="normal"/>
    </style:style>
    <style:style style:name="P118" style:family="paragraph" style:parent-style-name="Text_20_body">
      <style:paragraph-properties>
        <style:tab-stops/>
      </style:paragraph-properties>
      <style:text-properties officeooo:rsid="001af300" officeooo:paragraph-rsid="001af3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9b77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44454"/>
    </style:style>
    <style:style style:name="T5" style:family="text">
      <style:text-properties style:text-underline-style="solid" style:text-underline-width="auto" style:text-underline-color="font-color" officeooo:rsid="0004eef0"/>
    </style:style>
    <style:style style:name="T6" style:family="text">
      <style:text-properties style:text-underline-style="solid" style:text-underline-width="auto" style:text-underline-color="font-color" officeooo:rsid="00074164"/>
    </style:style>
    <style:style style:name="T7" style:family="text">
      <style:text-properties style:text-underline-style="solid" style:text-underline-width="auto" style:text-underline-color="font-color" officeooo:rsid="00123b47"/>
    </style:style>
    <style:style style:name="T8" style:family="text">
      <style:text-properties style:text-underline-style="solid" style:text-underline-width="auto" style:text-underline-color="font-color" officeooo:rsid="00154de7"/>
    </style:style>
    <style:style style:name="T9" style:family="text">
      <style:text-properties style:text-underline-style="solid" style:text-underline-width="auto" style:text-underline-color="font-color" officeooo:rsid="00166988"/>
    </style:style>
    <style:style style:name="T10" style:family="text">
      <style:text-properties style:text-underline-style="solid" style:text-underline-width="auto" style:text-underline-color="font-color" officeooo:rsid="001a1f3d"/>
    </style:style>
    <style:style style:name="T11" style:family="text">
      <style:text-properties style:text-underline-style="solid" style:text-underline-width="auto" style:text-underline-color="font-color" officeooo:rsid="001af30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officeooo:rsid="00017ec7"/>
    </style:style>
    <style:style style:name="T15" style:family="text">
      <style:text-properties style:text-underline-style="none" officeooo:rsid="00044454"/>
    </style:style>
    <style:style style:name="T16" style:family="text">
      <style:text-properties style:text-underline-style="none" officeooo:rsid="0006df22"/>
    </style:style>
    <style:style style:name="T17" style:family="text">
      <style:text-properties style:text-underline-style="none" officeooo:rsid="00074164"/>
    </style:style>
    <style:style style:name="T18" style:family="text">
      <style:text-properties style:text-underline-style="none" officeooo:rsid="0008c944"/>
    </style:style>
    <style:style style:name="T19" style:family="text">
      <style:text-properties style:text-underline-style="none" officeooo:rsid="00093388"/>
    </style:style>
    <style:style style:name="T20" style:family="text">
      <style:text-properties style:text-underline-style="none" officeooo:rsid="000cb47e"/>
    </style:style>
    <style:style style:name="T21" style:family="text">
      <style:text-properties style:text-underline-style="none" officeooo:rsid="000fe8d6"/>
    </style:style>
    <style:style style:name="T22" style:family="text">
      <style:text-properties style:text-underline-style="none" officeooo:rsid="00123b47"/>
    </style:style>
    <style:style style:name="T23" style:family="text">
      <style:text-properties style:text-underline-style="none" officeooo:rsid="0013a098"/>
    </style:style>
    <style:style style:name="T24" style:family="text">
      <style:text-properties style:text-underline-style="none" officeooo:rsid="001a1f3d"/>
    </style:style>
    <style:style style:name="T25" style:family="text">
      <style:text-properties style:text-underline-style="none" officeooo:rsid="001af300"/>
    </style:style>
    <style:style style:name="T26" style:family="text">
      <style:text-properties fo:font-size="8pt" style:text-underline-style="none" style:font-size-asian="8pt" style:font-size-complex="8pt"/>
    </style:style>
    <style:style style:name="T27" style:family="text">
      <style:text-properties fo:font-size="8pt" style:text-underline-style="none" officeooo:rsid="0003eb3d" style:font-size-asian="8pt" style:font-size-complex="8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30" style:family="text">
      <style:text-properties style:font-name="Tahoma1"/>
    </style:style>
    <style:style style:name="T31" style:family="text">
      <style:text-properties style:font-name="Tahoma1" style:text-underline-style="solid" style:text-underline-width="auto" style:text-underline-color="font-color"/>
    </style:style>
    <style:style style:name="T32" style:family="text">
      <style:text-properties style:font-name="Tahoma1" style:text-underline-style="solid" style:text-underline-width="auto" style:text-underline-color="font-color" officeooo:rsid="00074164"/>
    </style:style>
    <style:style style:name="T33" style:family="text">
      <style:text-properties style:font-name="Tahoma1" style:text-underline-style="solid" style:text-underline-width="auto" style:text-underline-color="font-color" officeooo:rsid="00123b47"/>
    </style:style>
    <style:style style:name="T34" style:family="text">
      <style:text-properties style:font-name="Tahoma1" style:text-underline-style="solid" style:text-underline-width="auto" style:text-underline-color="font-color" officeooo:rsid="00154de7"/>
    </style:style>
    <style:style style:name="T35" style:family="text">
      <style:text-properties style:font-name="Tahoma1" style:text-underline-style="solid" style:text-underline-width="auto" style:text-underline-color="font-color" officeooo:rsid="001587a3"/>
    </style:style>
    <style:style style:name="T36" style:family="text">
      <style:text-properties style:font-name="Tahoma1" style:text-underline-style="solid" style:text-underline-width="auto" style:text-underline-color="font-color" officeooo:rsid="00166988"/>
    </style:style>
    <style:style style:name="T37" style:family="text">
      <style:text-properties style:font-name="Tahoma1" style:text-underline-style="solid" style:text-underline-width="auto" style:text-underline-color="font-color" officeooo:rsid="001af300"/>
    </style:style>
    <style:style style:name="T38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9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40" style:family="text">
      <style:text-properties style:font-name="Tahoma1" fo:font-size="7pt" style:text-underline-style="solid" style:text-underline-width="auto" style:text-underline-color="font-color" officeooo:rsid="00123b47" style:font-size-asian="7pt" style:font-size-complex="7pt"/>
    </style:style>
    <style:style style:name="T41" style:family="text">
      <style:text-properties style:font-name="Tahoma1" officeooo:rsid="00030649"/>
    </style:style>
    <style:style style:name="T42" style:family="text">
      <style:text-properties style:font-name="Tahoma1" officeooo:rsid="00123b47"/>
    </style:style>
    <style:style style:name="T43" style:family="text">
      <style:text-properties style:font-name="Tahoma1" officeooo:rsid="001587a3"/>
    </style:style>
    <style:style style:name="T44" style:family="text">
      <style:text-properties style:font-name="Tahoma1" officeooo:rsid="0015ffbd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font-size="9pt" officeooo:rsid="00074164" style:font-size-asian="9pt" style:font-size-complex="9pt"/>
    </style:style>
    <style:style style:name="T47" style:family="text">
      <style:text-properties fo:font-size="9pt" officeooo:rsid="0019b77e" style:font-size-asian="9pt" style:font-size-complex="9pt"/>
    </style:style>
    <style:style style:name="T48" style:family="text">
      <style:text-properties fo:font-size="9pt" officeooo:rsid="001af300" style:font-size-asian="9pt" style:font-size-complex="9pt"/>
    </style:style>
    <style:style style:name="T4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52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style:text-position="super 58%" fo:font-size="8pt" style:font-size-asian="8pt" style:font-size-complex="8pt"/>
    </style:style>
    <style:style style:name="T55" style:family="text">
      <style:text-properties style:text-position="super 58%" fo:font-size="8pt" style:text-underline-style="none" style:font-size-asian="8pt" style:font-size-complex="8pt"/>
    </style:style>
    <style:style style:name="T56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57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58" style:family="text">
      <style:text-properties officeooo:rsid="00030649"/>
    </style:style>
    <style:style style:name="T59" style:family="text">
      <style:text-properties officeooo:rsid="0003eb3d"/>
    </style:style>
    <style:style style:name="T60" style:family="text">
      <style:text-properties officeooo:rsid="00074164"/>
    </style:style>
    <style:style style:name="T61" style:family="text">
      <style:text-properties officeooo:rsid="0008c944"/>
    </style:style>
    <style:style style:name="T62" style:family="text">
      <style:text-properties officeooo:rsid="000b2ec7"/>
    </style:style>
    <style:style style:name="T63" style:family="text">
      <style:text-properties officeooo:rsid="00123b47"/>
    </style:style>
    <style:style style:name="T64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6" style:family="text">
      <style:text-properties fo:color="#c9211e" loext:opacity="100%" style:text-underline-style="solid" style:text-underline-width="auto" style:text-underline-color="font-color" officeooo:rsid="00123b47"/>
    </style:style>
    <style:style style:name="T67" style:family="text">
      <style:text-properties fo:color="#c9211e" loext:opacity="100%" style:text-underline-style="solid" style:text-underline-width="auto" style:text-underline-color="font-color" officeooo:rsid="001539be"/>
    </style:style>
    <style:style style:name="T68" style:family="text">
      <style:text-properties fo:color="#00a933" loext:opacity="100%" style:text-underline-style="solid" style:text-underline-width="auto" style:text-underline-color="font-color" officeooo:rsid="00123b47"/>
    </style:style>
    <style:style style:name="T69" style:family="text">
      <style:text-properties fo:color="#780373" loext:opacity="100%" style:text-underline-style="solid" style:text-underline-width="auto" style:text-underline-color="font-color"/>
    </style:style>
    <style:style style:name="T70" style:family="text">
      <style:text-properties fo:color="#780373" loext:opacity="100%" style:text-underline-style="solid" style:text-underline-width="auto" style:text-underline-color="font-color" officeooo:rsid="00030649"/>
    </style:style>
    <style:style style:name="T71" style:family="text">
      <style:text-properties fo:color="#2a6099" loext:opacity="100%" style:text-underline-style="none" officeooo:rsid="00074164"/>
    </style:style>
    <style:style style:name="T72" style:family="text">
      <style:text-properties fo:color="#3faf46" loext:opacity="100%" style:text-underline-style="none" fo:font-weight="bold" officeooo:rsid="00074164" style:font-weight-asian="bold" style:font-weight-complex="bold"/>
    </style:style>
    <style:style style:name="T73" style:family="text">
      <style:text-properties fo:color="#3faf46" loext:opacity="100%" style:text-underline-style="none" fo:font-weight="bold" officeooo:rsid="0008c944" style:font-weight-asian="bold" style:font-weight-complex="bold"/>
    </style:style>
    <style:style style:name="T74" style:family="text">
      <style:text-properties fo:color="#3faf46" loext:opacity="100%" style:text-underline-style="none" fo:font-weight="bold" officeooo:rsid="001a1f3d" style:font-weight-asian="bold" style:font-weight-complex="bold"/>
    </style:style>
    <style:style style:name="T75" style:family="text">
      <style:text-properties officeooo:rsid="001725b3"/>
    </style:style>
    <style:style style:name="T76" style:family="text">
      <style:text-properties officeooo:rsid="00191077"/>
    </style:style>
    <style:style style:name="T77" style:family="text">
      <style:text-properties officeooo:rsid="0019b77e"/>
    </style:style>
    <style:style style:name="T78" style:family="text">
      <style:text-properties officeooo:rsid="001a1f3d"/>
    </style:style>
    <style:style style:name="T79" style:family="text">
      <style:text-properties officeooo:rsid="001af300"/>
    </style:style>
    <style:style style:name="T80" style:family="text">
      <style:text-properties officeooo:rsid="001b5a8f"/>
    </style:style>
    <style:style style:name="T81" style:family="text">
      <style:text-properties officeooo:rsid="001b6cf4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50"><text:span text:style-name="T12">Név, jellemző, szint: </text:span><text:span text:style-name="T2"><text:s/></text:span><text:span text:style-name="T70">Lovas-p</text:span><text:span text:style-name="T69">áncélos lovag</text:span></text:p>
        <text:p text:style-name="P96"><text:span text:style-name="T45">Fegyverei: </text:span><text:span text:style-name="T46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23"><text:span text:style-name="T50">ÉP</text:span>: <text:span text:style-name="T59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23">SFÉ: <text:span text:style-name="T54">SZ</text:span><text:span text:style-name="T29">12</text:span><text:span text:style-name="T1"> </text:span><text:span text:style-name="T12"><text:s/>/ </text:span><text:span text:style-name="T55">V</text:span><text:span text:style-name="T29">14</text:span><text:span text:style-name="T1"> </text:span><text:span text:style-name="T12"><text:s/>/</text:span><text:span text:style-name="T55">Z</text:span><text:span text:style-name="T12"> </text:span><text:span text:style-name="T27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0">X</text:p>
            </table:table-cell>
            <table:table-cell table:style-name="Táblázat1.A2" office:value-type="string">
              <text:p text:style-name="P70">X</text:p>
            </table:table-cell>
            <table:table-cell table:style-name="Táblázat1.A2" office:value-type="string">
              <text:p text:style-name="P70">X</text:p>
            </table:table-cell>
            <table:table-cell table:style-name="Táblázat1.A2" office:value-type="string">
              <text:p text:style-name="P70">X</text:p>
            </table:table-cell>
            <table:table-cell table:style-name="Táblázat1.E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E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E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E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A2" office:value-type="string">
              <text:p text:style-name="P23"/>
            </table:table-cell>
            <table:table-cell table:style-name="Táblázat1.V2" office:value-type="string">
              <text:p text:style-name="P23"/>
            </table:table-cell>
          </table:table-row>
          <table:table-row>
            <table:table-cell table:style-name="Táblázat1.A3" table:number-columns-spanned="22" office:value-type="string">
              <text:p text:style-name="P106"><text:s text:c="58"/>-<text:span text:style-name="T75">8 TÉ <text:s text:c="10"/>-18 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4"/>
        <text:p text:style-name="P5"><text:span text:style-name="T50">KÉ</text:span>: <text:span text:style-name="T58">40</text:span><text:span text:style-name="T78">(L+4)</text:span><text:span text:style-name="T12"> <text:s/>F1(</text:span><text:span text:style-name="T1"> </text:span><text:span text:style-name="T4">Lo</text:span><text:span text:style-name="T10">v.kard</text:span><text:span text:style-name="T12">): </text:span><text:span text:style-name="T4">12V/S</text:span><text:span text:style-name="T5">+1Á </text:span><text:span text:style-name="T26">SP <text:s/></text:span><text:span text:style-name="T12">F2(</text:span><text:span text:style-name="T1"> </text:span><text:span text:style-name="T4">Csatabárd</text:span><text:span text:style-name="T12">): </text:span><text:span text:style-name="T15">9V</text:span><text:span text:style-name="T4"> </text:span><text:span text:style-name="T26">SP</text:span></text:p>
        <text:p text:style-name="P9"><text:span text:style-name="T50">TÉ</text:span>: <text:span text:style-name="T58">97 </text:span><text:span text:style-name="T78">(Lov:+12)</text:span><text:span text:style-name="T1"><text:tab/></text:span><text:span text:style-name="T12"> T/K:</text:span><text:span text:style-name="T1"><text:tab/></text:span></text:p>
        <text:p text:style-name="P115"><text:span text:style-name="T13">VÉ</text:span><text:span text:style-name="T12">: </text:span><text:span text:style-name="T15">(181+30)=211, </text:span><text:span text:style-name="T24">(Lov:+12)</text:span><text:span text:style-name="T15"> </text:span><text:span text:style-name="T1"><text:tab/></text:span></text:p>
        <text:p text:style-name="P116"><text:tab/></text:p>
        <text:p text:style-name="P54"><text:span text:style-name="T12">Pajzs: </text:span><text:span text:style-name="T15">30 </text:span><text:span text:style-name="T21">(Közepes)</text:span><text:tab/><text:span text:style-name="T12"><text:tab/>Erőbónusz: </text:span><text:span text:style-name="T21">+4</text:span><text:tab/></text:p>
        <text:p text:style-name="P1"><text:span text:style-name="T13">CÉ</text:span><text:span text:style-name="T12">: -</text:span><text:span text:style-name="T16">26</text:span><text:span text:style-name="T1"><text:tab/></text:span></text:p>
        <text:p text:style-name="P42"><text:span text:style-name="T12">Puszta kézzel: KÉ: </text:span><text:span text:style-name="T16">15</text:span><text:span text:style-name="T12"> <text:s text:c="2"/>TÉ: </text:span><text:span text:style-name="T16">54</text:span><text:span text:style-name="T12"> <text:s text:c="2"/>VÉ: </text:span><text:span text:style-name="T16">141</text:span></text:p>
        <text:p text:style-name="P73"><text:span text:style-name="T12">Erő: </text:span><text:span text:style-name="T1">4</text:span><text:span text:style-name="T12"> Edz: </text:span><text:span text:style-name="T1">3</text:span><text:span text:style-name="T12"> Gyors: </text:span><text:span text:style-name="T1">3</text:span><text:span text:style-name="T12"> Ügy: </text:span><text:span text:style-name="T1">2</text:span><text:span text:style-name="T12"> IQ:0</text:span><text:span text:style-name="T1"><text:tab/></text:span><text:span text:style-name="T12"> Eml: </text:span><text:span text:style-name="T1">-</text:span><text:span text:style-name="T12">1 Önur:</text:span><text:span text:style-name="T14">2</text:span><text:span text:style-name="T12"> </text:span><text:span text:style-name="T14">Érz</text:span><text:span text:style-name="T12">: -</text:span><text:span text:style-name="T14">1</text:span></text:p>
        <text:p text:style-name="P66"><text:span text:style-name="T51">H1:</text:span><text:span text:style-name="T52">K</text:span><text:span text:style-name="T1">ardvívás </text:span>: <text:span text:style-name="T1"><text:s text:c="2"/>9 <text:s/></text:span><text:span text:style-name="T51">.sz </text:span><text:span text:style-name="T1">(</text:span><text:span text:style-name="T56">S</text:span><text:span text:style-name="T1"> <text:s text:c="2"/>)</text:span><text:tab/><text:span text:style-name="T53">Mesterfegyver (fegy, fok)</text:span><text:span text:style-name="T28">:</text:span> <text:span text:style-name="T1">Kard, lovag</text:span></text:p>
        <text:p text:style-name="P62"><text:span text:style-name="T38">H</text:span><text:span text:style-name="T39">2</text:span><text:span text:style-name="T38">:</text:span><text:span text:style-name="T31">Pusztítás <text:s text:c="4"/></text:span><text:span text:style-name="T30">: </text:span><text:span text:style-name="T31"><text:s/>9 <text:s text:c="2"/></text:span><text:span text:style-name="T38">.sz </text:span><text:span text:style-name="T31">(</text:span><text:span text:style-name="T57">S</text:span><text:span text:style-name="T31"> <text:s text:c="2"/>)</text:span><text:span text:style-name="T30"> Ψ: </text:span><text:span text:style-name="T31">2</text:span><text:span text:style-name="T30">.</text:span><text:span text:style-name="T41">fok <text:s/></text:span><text:span text:style-name="T42">Aura</text:span><text:span text:style-name="T30">: </text:span><text:span text:style-name="T35">54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77">Képzettség, Fortély, Manőver</text:p>
            </table:table-cell>
            <table:table-cell table:style-name="Táblázat2.A1" office:value-type="string">
              <text:p text:style-name="P77">Értéke</text:p>
            </table:table-cell>
            <table:table-cell table:style-name="Táblázat2.A1" office:value-type="string">
              <text:p text:style-name="P77">Képzettség, Fortély, Manőver</text:p>
            </table:table-cell>
            <table:table-cell table:style-name="Táblázat2.D1" office:value-type="string">
              <text:p text:style-name="P77">Értéke</text:p>
            </table:table-cell>
          </table:table-row>
          <table:table-row>
            <table:table-cell table:style-name="Táblázat2.A2" office:value-type="string">
              <text:p text:style-name="P46">Fájdalomtűrés</text:p>
            </table:table-cell>
            <table:table-cell table:style-name="Táblázat2.B2" office:value-type="string">
              <text:p text:style-name="P34">8</text:p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>Észlelés</text:p>
            </table:table-cell>
            <table:table-cell table:style-name="Táblázat2.B2" office:value-type="string">
              <text:p text:style-name="P24">8</text:p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>Emberismeret</text:p>
            </table:table-cell>
            <table:table-cell table:style-name="Táblázat2.B2" office:value-type="string">
              <text:p text:style-name="P24">3</text:p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27">Lovaglás</text:p>
            </table:table-cell>
            <table:table-cell table:style-name="Táblázat2.B2" office:value-type="string">
              <text:p text:style-name="P33">7</text:p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9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11" table:number-columns-spanned="4" office:value-type="string">
              <text:p text:style-name="P19">Speciális:</text:p>
            </table:table-cell>
            <table:covered-table-cell/>
            <table:covered-table-cell/>
            <table:covered-table-cell/>
          </table:table-row>
        </table:table>
        <text:p text:style-name="P92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9"><text:span text:style-name="T50">Leírás:</text:span> </text:p>
            </table:table-cell>
          </table:table-row>
          <table:table-row>
            <table:table-cell table:style-name="Táblázat3.A2" office:value-type="string">
              <text:p text:style-name="P19"/>
            </table:table-cell>
          </table:table-row>
        </table:table>
        <text:p text:style-name="P81"/>
      </text:section>
      <text:p text:style-name="P88"/>
      <text:p text:style-name="P88"/>
      <text:p text:style-name="P101"/>
      <text:section text:style-name="Sect1" text:name="Section1">
        <text:p text:style-name="P51"><text:span text:style-name="T12">Név, jellemző, szint: </text:span><text:span text:style-name="T2"><text:s/></text:span><text:span text:style-name="T68">Harcos-1</text:span></text:p>
        <text:p text:style-name="P97"><text:span text:style-name="T45">Fegyverei: </text:span><text:span text:style-name="T46">Lovagkard, Csatabárd (egykezes)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 table:number-columns-repeated="2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A"/>
          <table:table-column table:style-name="Table1.C" table:number-columns-repeated="2"/>
          <table:table-column table:style-name="Table1.B"/>
          <table:table-column table:style-name="Table1.C"/>
          <table:table-column table:style-name="Table1.B" table:number-columns-repeated="2"/>
          <table:table-column table:style-name="Table1.V"/>
          <table:table-row>
            <table:table-cell table:style-name="Table1.A1" table:number-columns-spanned="15" office:value-type="string">
              <text:p text:style-name="P39"><text:span text:style-name="T50">ÉP</text:span>: <text:span text:style-name="T59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39">SFÉ: <text:span text:style-name="T54">SZ</text:span><text:span text:style-name="T29">12</text:span><text:span text:style-name="T1"> </text:span><text:span text:style-name="T12"><text:s/>/ </text:span><text:span text:style-name="T55">V</text:span><text:span text:style-name="T29">14</text:span><text:span text:style-name="T1"> </text:span><text:span text:style-name="T12"><text:s/>/</text:span><text:span text:style-name="T55">Z</text:span><text:span text:style-name="T12"> </text:span><text:span text:style-name="T27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1">X</text:p>
            </table:table-cell>
            <table:table-cell table:style-name="Table1.A2" office:value-type="string">
              <text:p text:style-name="P71">X</text:p>
            </table:table-cell>
            <table:table-cell table:style-name="Table1.A2" office:value-type="string">
              <text:p text:style-name="P71">X</text:p>
            </table:table-cell>
            <table:table-cell table:style-name="Table1.A2" office:value-type="string">
              <text:p text:style-name="P71">X</text:p>
            </table:table-cell>
            <table:table-cell table:style-name="Table1.E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E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E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E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A2" office:value-type="string">
              <text:p text:style-name="P39"/>
            </table:table-cell>
            <table:table-cell table:style-name="Table1.V2" office:value-type="string">
              <text:p text:style-name="P39"/>
            </table:table-cell>
          </table:table-row>
          <table:table-row>
            <table:table-cell table:style-name="Table1.A3" table:number-columns-spanned="22" office:value-type="string">
              <text:p text:style-name="P102"><text:s text:c="40"/>-<text:span text:style-name="T75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5"/>
        <text:p text:style-name="P6"><text:span text:style-name="T50">KÉ</text:span>: <text:span text:style-name="T63">3</text:span><text:span text:style-name="T81">7</text:span><text:span text:style-name="T4">_</text:span><text:span text:style-name="T12"> <text:s/>F1(</text:span><text:span text:style-name="T1"> </text:span><text:span text:style-name="T7">Másfélkezes</text:span><text:span text:style-name="T1"> </text:span><text:span text:style-name="T12">): </text:span><text:span text:style-name="T22">9 </text:span><text:span text:style-name="T4">V/S</text:span><text:span text:style-name="T5"> </text:span><text:span text:style-name="T4"><text:s/></text:span><text:span text:style-name="T26">SP <text:s text:c="2"/></text:span><text:span text:style-name="T12">F2(</text:span><text:span text:style-name="T1"> </text:span><text:span text:style-name="T7">Lándzsa</text:span><text:span text:style-name="T12">): </text:span><text:span text:style-name="T22">6Sz</text:span><text:span text:style-name="T4"> </text:span><text:span text:style-name="T26">SP</text:span></text:p>
        <text:p text:style-name="P10"><text:span text:style-name="T50">TÉ</text:span>: <text:span text:style-name="T58">9</text:span><text:span text:style-name="T63">1</text:span><text:span text:style-name="T1"><text:tab/></text:span><text:span text:style-name="T12"> T/K: </text:span><text:span text:style-name="T22">2</text:span><text:span text:style-name="T1"><text:tab/></text:span></text:p>
        <text:p text:style-name="P14"><text:span text:style-name="T13">VÉ</text:span><text:span text:style-name="T12">: </text:span><text:span text:style-name="T15">18</text:span><text:span text:style-name="T22">5</text:span><text:span text:style-name="T15">, </text:span><text:span text:style-name="T1"><text:tab/></text:span></text:p>
        <text:p text:style-name="P59"><text:tab/></text:p>
        <text:p text:style-name="P55"><text:span text:style-name="T12">Pajzs: </text:span><text:span text:style-name="T22">1</text:span><text:span text:style-name="T15">0 </text:span><text:span text:style-name="T21">(</text:span><text:span text:style-name="T22">kicsi</text:span><text:span text:style-name="T21">)</text:span><text:tab/><text:span text:style-name="T12"><text:tab/>Erőbónusz: </text:span><text:span text:style-name="T21">+</text:span><text:span text:style-name="T22">3</text:span><text:tab/></text:p>
        <text:p text:style-name="P2"><text:span text:style-name="T13">CÉ</text:span><text:span text:style-name="T12">: -</text:span><text:span text:style-name="T23">30</text:span><text:span text:style-name="T1"><text:tab/></text:span></text:p>
        <text:p text:style-name="P43"><text:span text:style-name="T12">Puszta kézzel: KÉ: </text:span><text:span text:style-name="T16">1</text:span><text:span text:style-name="T22">2</text:span><text:span text:style-name="T12"> <text:s text:c="2"/>TÉ: </text:span><text:span text:style-name="T16">5</text:span><text:span text:style-name="T22">6</text:span><text:span text:style-name="T12"> <text:s text:c="2"/>VÉ: </text:span><text:span text:style-name="T16">1</text:span><text:span text:style-name="T22">50</text:span></text:p>
        <text:p text:style-name="P74"><text:span text:style-name="T12">Erő: </text:span><text:span text:style-name="T7">3</text:span><text:span text:style-name="T12"> Edz: </text:span><text:span text:style-name="T1">3</text:span><text:span text:style-name="T12"> Gyors: </text:span><text:span text:style-name="T1">3</text:span><text:span text:style-name="T12"> Ügy: </text:span><text:span text:style-name="T7">4</text:span><text:span text:style-name="T12"> IQ:-</text:span><text:span text:style-name="T22">1</text:span><text:span text:style-name="T12"> Eml: </text:span><text:span text:style-name="T1">-</text:span><text:span text:style-name="T12">1 Önur:</text:span><text:span text:style-name="T22">0</text:span><text:span text:style-name="T12"> </text:span><text:span text:style-name="T14">Érz</text:span><text:span text:style-name="T12">: </text:span><text:span text:style-name="T22">0</text:span></text:p>
        <text:p text:style-name="P69"><text:span text:style-name="T51">H1:</text:span><text:span text:style-name="T52">K</text:span><text:span text:style-name="T1">ardvívás </text:span>: <text:span text:style-name="T1"><text:s text:c="2"/></text:span><text:span text:style-name="T8">7</text:span><text:span text:style-name="T1"> <text:s/></text:span><text:span text:style-name="T51">.sz </text:span><text:span text:style-name="T1">(</text:span><text:span text:style-name="T56">S</text:span><text:span text:style-name="T9">10</text:span><text:span text:style-name="T1">)</text:span><text:tab/><text:span text:style-name="T53">Mesterfegyver (fegy, fok)</text:span><text:span text:style-name="T28">:</text:span> <text:span text:style-name="T9">Másfélkezes(1)</text:span></text:p>
        <text:p text:style-name="P63"><text:span text:style-name="T38">H</text:span><text:span text:style-name="T39">2</text:span><text:span text:style-name="T38">:</text:span><text:span text:style-name="T40">Lándzsavívás</text:span><text:span text:style-name="T31"> <text:s text:c="4"/></text:span><text:span text:style-name="T30">: </text:span><text:span text:style-name="T31"><text:s/></text:span><text:span text:style-name="T34">7</text:span><text:span text:style-name="T31"> <text:s text:c="2"/></text:span><text:span text:style-name="T38">.sz </text:span><text:span text:style-name="T31">(</text:span><text:span text:style-name="T57">S</text:span><text:span text:style-name="T36">10</text:span><text:span text:style-name="T31">)</text:span><text:span text:style-name="T30"> Ψ: </text:span><text:span text:style-name="T33">0</text:span><text:span text:style-name="T41"> <text:s/></text:span><text:span text:style-name="T42">Aura</text:span><text:span text:style-name="T30">: </text:span><text:span text:style-name="T43">24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78">Képzettség, Fortély, Manőver</text:p>
            </table:table-cell>
            <table:table-cell table:style-name="Table2.A1" office:value-type="string">
              <text:p text:style-name="P78">Értéke</text:p>
            </table:table-cell>
            <table:table-cell table:style-name="Table2.A1" office:value-type="string">
              <text:p text:style-name="P78">Képzettség, Fortély, Manőver</text:p>
            </table:table-cell>
            <table:table-cell table:style-name="Table2.D1" office:value-type="string">
              <text:p text:style-name="P78">Értéke</text:p>
            </table:table-cell>
          </table:table-row>
          <table:table-row>
            <table:table-cell table:style-name="Table2.A2" office:value-type="string">
              <text:p text:style-name="P47">Fájdalomtűrés</text:p>
            </table:table-cell>
            <table:table-cell table:style-name="Table2.B2" office:value-type="string">
              <text:p text:style-name="P110">8</text:p>
            </table:table-cell>
            <table:table-cell table:style-name="Table2.A2" office:value-type="string">
              <text:p text:style-name="P37">Akrobatika</text:p>
            </table:table-cell>
            <table:table-cell table:style-name="Table2.D2" office:value-type="string">
              <text:p text:style-name="P110">6</text:p>
            </table:table-cell>
          </table:table-row>
          <table:table-row>
            <table:table-cell table:style-name="Table2.A2" office:value-type="string">
              <text:p text:style-name="P20">Észlelés</text:p>
            </table:table-cell>
            <table:table-cell table:style-name="Table2.B2" office:value-type="string">
              <text:p text:style-name="P110">8</text:p>
            </table:table-cell>
            <table:table-cell table:style-name="Table2.A2" office:value-type="string">
              <text:p text:style-name="P37">Lopakodás</text:p>
            </table:table-cell>
            <table:table-cell table:style-name="Table2.D2" office:value-type="string">
              <text:p text:style-name="P35">3</text:p>
            </table:table-cell>
          </table:table-row>
          <table:table-row>
            <table:table-cell table:style-name="Table2.A2" office:value-type="string">
              <text:p text:style-name="P20">Emberismeret</text:p>
            </table:table-cell>
            <table:table-cell table:style-name="Table2.B2" office:value-type="string">
              <text:p text:style-name="P25">3</text:p>
            </table:table-cell>
            <table:table-cell table:style-name="Table2.A2" office:value-type="string">
              <text:p text:style-name="P37">Mászás</text:p>
            </table:table-cell>
            <table:table-cell table:style-name="Table2.D2" office:value-type="string">
              <text:p text:style-name="P35">5</text:p>
            </table:table-cell>
          </table:table-row>
          <table:table-row>
            <table:table-cell table:style-name="Table2.A2" office:value-type="string">
              <text:p text:style-name="P37">Keresés</text:p>
            </table:table-cell>
            <table:table-cell table:style-name="Table2.B2" office:value-type="string">
              <text:p text:style-name="P35">5</text:p>
            </table:table-cell>
            <table:table-cell table:style-name="Table2.A2" office:value-type="string">
              <text:p text:style-name="P28">Lovaglás</text:p>
            </table:table-cell>
            <table:table-cell table:style-name="Table2.D2" office:value-type="string">
              <text:p text:style-name="P35">6</text:p>
            </table:table-cell>
          </table:table-row>
          <table:table-row>
            <table:table-cell table:style-name="Table2.A2" office:value-type="string">
              <text:p text:style-name="P37">Nyomolvasás</text:p>
            </table:table-cell>
            <table:table-cell table:style-name="Table2.B2" office:value-type="string">
              <text:p text:style-name="P110">5</text:p>
            </table:table-cell>
            <table:table-cell table:style-name="Table2.A2" office:value-type="string">
              <text:p text:style-name="P37">Lovas harc</text:p>
            </table:table-cell>
            <table:table-cell table:style-name="Table2.D2" office:value-type="string">
              <text:p text:style-name="P35">2.fok</text:p>
            </table:table-cell>
          </table:table-row>
          <table:table-row>
            <table:table-cell table:style-name="Table2.A2" office:value-type="string">
              <text:p text:style-name="P37">Szerencsejáték</text:p>
            </table:table-cell>
            <table:table-cell table:style-name="Table2.B2" office:value-type="string">
              <text:p text:style-name="P110">5</text:p>
            </table:table-cell>
            <table:table-cell table:style-name="Table2.A2" office:value-type="string">
              <text:p text:style-name="P37">Harcos elme</text:p>
            </table:table-cell>
            <table:table-cell table:style-name="Table2.D2" office:value-type="string">
              <text:p text:style-name="P35">1.fok</text:p>
            </table:table-cell>
          </table:table-row>
          <table:table-row>
            <table:table-cell table:style-name="Table2.A2" office:value-type="string">
              <text:p text:style-name="P37"/>
            </table:table-cell>
            <table:table-cell table:style-name="Table2.B2" office:value-type="string">
              <text:p text:style-name="P35"/>
            </table:table-cell>
            <table:table-cell table:style-name="Table2.A2" office:value-type="string">
              <text:p text:style-name="P37">Úszás, Futás</text:p>
            </table:table-cell>
            <table:table-cell table:style-name="Table2.D2" office:value-type="string">
              <text:p text:style-name="P35">1.fok</text:p>
            </table:table-cell>
          </table:table-row>
          <table:table-row>
            <table:table-cell table:style-name="Table2.A2" office:value-type="string">
              <text:p text:style-name="P104">Lefegyverzés/Fegyvertörés (K)</text:p>
            </table:table-cell>
            <table:table-cell table:style-name="Table2.B2" office:value-type="string">
              <text:p text:style-name="P35">2 (10)</text:p>
            </table:table-cell>
            <table:table-cell table:style-name="Table2.A2" office:value-type="string">
              <text:p text:style-name="P37">Gyors kezd</text:p>
            </table:table-cell>
            <table:table-cell table:style-name="Table2.D2" office:value-type="string">
              <text:p text:style-name="P35">1.fok</text:p>
            </table:table-cell>
          </table:table-row>
          <table:table-row>
            <table:table-cell table:style-name="Table2.A2" office:value-type="string">
              <text:p text:style-name="P111" loext:marker-style-name="T65"><text:span text:style-name="T64">Kibontakozás/Átsiklás</text:span></text:p>
            </table:table-cell>
            <table:table-cell table:style-name="Table2.B2" office:value-type="string">
              <text:p text:style-name="P35">2 (5)</text:p>
            </table:table-cell>
            <table:table-cell table:style-name="Table2.A2" office:value-type="string">
              <text:p text:style-name="P37">Pajzshasználat</text:p>
            </table:table-cell>
            <table:table-cell table:style-name="Table2.D2" office:value-type="string">
              <text:p text:style-name="P35">1.fok</text:p>
            </table:table-cell>
          </table:table-row>
          <table:table-row>
            <table:table-cell table:style-name="Table2.A11" table:number-columns-spanned="4" office:value-type="string">
              <text:p text:style-name="P20">Speciális:</text:p>
            </table:table-cell>
            <table:covered-table-cell/>
            <table:covered-table-cell/>
            <table:covered-table-cell/>
          </table:table-row>
        </table:table>
        <text:p text:style-name="P93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"><text:span text:style-name="T50">Leírás:</text:span> </text:p>
            </table:table-cell>
          </table:table-row>
          <table:table-row>
            <table:table-cell table:style-name="Table3.A2" office:value-type="string">
              <text:p text:style-name="P20"/>
            </table:table-cell>
          </table:table-row>
        </table:table>
        <text:p text:style-name="P82"/>
      </text:section>
      <text:p text:style-name="P89"/>
      <text:p text:style-name="P103"/>
      <text:section text:style-name="Sect1" text:name="Section2">
        <text:p text:style-name="P52"><text:span text:style-name="T12">Név, jellemző, szint: </text:span><text:span text:style-name="T2"><text:s/></text:span><text:span text:style-name="T66">Harcos-</text:span><text:span text:style-name="T67">2</text:span></text:p>
        <text:p text:style-name="P98"><text:span text:style-name="T45">Fegyverei: </text:span><text:span text:style-name="T46">Lovagkard, Csatabárd (egykezes)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 table:number-columns-repeated="2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A"/>
          <table:table-column table:style-name="Table4.C" table:number-columns-repeated="2"/>
          <table:table-column table:style-name="Table4.B"/>
          <table:table-column table:style-name="Table4.C"/>
          <table:table-column table:style-name="Table4.B" table:number-columns-repeated="2"/>
          <table:table-column table:style-name="Table4.V"/>
          <table:table-row>
            <table:table-cell table:style-name="Table4.A1" table:number-columns-spanned="15" office:value-type="string">
              <text:p text:style-name="P40"><text:span text:style-name="T50">ÉP</text:span>: <text:span text:style-name="T59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40">SFÉ: <text:span text:style-name="T54">SZ</text:span><text:span text:style-name="T29">12</text:span><text:span text:style-name="T1"> </text:span><text:span text:style-name="T12"><text:s/>/ </text:span><text:span text:style-name="T55">V</text:span><text:span text:style-name="T29">14</text:span><text:span text:style-name="T1"> </text:span><text:span text:style-name="T12"><text:s/>/</text:span><text:span text:style-name="T55">Z</text:span><text:span text:style-name="T12"> </text:span><text:span text:style-name="T27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72">X</text:p>
            </table:table-cell>
            <table:table-cell table:style-name="Table4.A2" office:value-type="string">
              <text:p text:style-name="P72">X</text:p>
            </table:table-cell>
            <table:table-cell table:style-name="Table4.A2" office:value-type="string">
              <text:p text:style-name="P72">X</text:p>
            </table:table-cell>
            <table:table-cell table:style-name="Table4.A2" office:value-type="string">
              <text:p text:style-name="P72">X</text:p>
            </table:table-cell>
            <table:table-cell table:style-name="Table4.E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E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E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E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A2" office:value-type="string">
              <text:p text:style-name="P40"/>
            </table:table-cell>
            <table:table-cell table:style-name="Table4.V2" office:value-type="string">
              <text:p text:style-name="P40"/>
            </table:table-cell>
          </table:table-row>
          <table:table-row>
            <table:table-cell table:style-name="Table4.A3" table:number-columns-spanned="22" office:value-type="string">
              <text:p text:style-name="P107"><text:s text:c="41"/>-<text:span text:style-name="T75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6"/>
        <text:p text:style-name="P7"><text:span text:style-name="T50">KÉ</text:span>: <text:span text:style-name="T63">3</text:span><text:span text:style-name="T81">7</text:span><text:span text:style-name="T4">_</text:span><text:span text:style-name="T12"> <text:s/>F1(</text:span><text:span text:style-name="T1"> </text:span><text:span text:style-name="T7">Másfélkezes</text:span><text:span text:style-name="T1"> </text:span><text:span text:style-name="T12">): </text:span><text:span text:style-name="T22">9 </text:span><text:span text:style-name="T4">V/S</text:span><text:span text:style-name="T5"> </text:span><text:span text:style-name="T4"><text:s/></text:span><text:span text:style-name="T26">SP <text:s text:c="2"/></text:span><text:span text:style-name="T12">F2(</text:span><text:span text:style-name="T1"> </text:span><text:span text:style-name="T7">Lándzsa</text:span><text:span text:style-name="T12">): </text:span><text:span text:style-name="T22">6Sz</text:span><text:span text:style-name="T4"> </text:span><text:span text:style-name="T26">SP</text:span></text:p>
        <text:p text:style-name="P11"><text:span text:style-name="T50">TÉ</text:span>: <text:span text:style-name="T58">9</text:span><text:span text:style-name="T63">1</text:span><text:span text:style-name="T1"><text:tab/></text:span><text:span text:style-name="T12"> T/K: </text:span><text:span text:style-name="T22">2</text:span><text:span text:style-name="T1"><text:tab/></text:span></text:p>
        <text:p text:style-name="P15"><text:span text:style-name="T13">VÉ</text:span><text:span text:style-name="T12">: </text:span><text:span text:style-name="T15">18</text:span><text:span text:style-name="T22">5</text:span><text:span text:style-name="T15">, </text:span><text:span text:style-name="T1"><text:tab/></text:span></text:p>
        <text:p text:style-name="P60"><text:tab/></text:p>
        <text:p text:style-name="P56"><text:span text:style-name="T12">Pajzs: </text:span><text:span text:style-name="T22">1</text:span><text:span text:style-name="T15">0 </text:span><text:span text:style-name="T21">(</text:span><text:span text:style-name="T22">kicsi</text:span><text:span text:style-name="T21">)</text:span><text:tab/><text:span text:style-name="T12"><text:tab/>Erőbónusz: </text:span><text:span text:style-name="T21">+</text:span><text:span text:style-name="T22">3</text:span><text:tab/></text:p>
        <text:p text:style-name="P3"><text:span text:style-name="T13">CÉ</text:span><text:span text:style-name="T12">: -</text:span><text:span text:style-name="T23">30</text:span><text:span text:style-name="T1"><text:tab/></text:span></text:p>
        <text:p text:style-name="P44"><text:span text:style-name="T12">Puszta kézzel: KÉ: </text:span><text:span text:style-name="T16">1</text:span><text:span text:style-name="T22">2</text:span><text:span text:style-name="T12"> <text:s text:c="2"/>TÉ: </text:span><text:span text:style-name="T16">5</text:span><text:span text:style-name="T22">6</text:span><text:span text:style-name="T12"> <text:s text:c="2"/>VÉ: </text:span><text:span text:style-name="T16">1</text:span><text:span text:style-name="T22">50</text:span></text:p>
        <text:p text:style-name="P75"><text:span text:style-name="T12">Erő: </text:span><text:span text:style-name="T7">3</text:span><text:span text:style-name="T12"> Edz: </text:span><text:span text:style-name="T1">3</text:span><text:span text:style-name="T12"> Gyors: </text:span><text:span text:style-name="T1">3</text:span><text:span text:style-name="T12"> Ügy: </text:span><text:span text:style-name="T7">4</text:span><text:span text:style-name="T12"> IQ:-</text:span><text:span text:style-name="T22">1</text:span><text:span text:style-name="T12"> Eml: </text:span><text:span text:style-name="T1">-</text:span><text:span text:style-name="T12">1 Önur:</text:span><text:span text:style-name="T22">0</text:span><text:span text:style-name="T12"> </text:span><text:span text:style-name="T14">Érz</text:span><text:span text:style-name="T12">: </text:span><text:span text:style-name="T22">0</text:span></text:p>
        <text:p text:style-name="P67"><text:span text:style-name="T51">H1:</text:span><text:span text:style-name="T52">K</text:span><text:span text:style-name="T1">ardvívás </text:span>: <text:span text:style-name="T1"><text:s text:c="2"/>9 <text:s/></text:span><text:span text:style-name="T51">.sz </text:span><text:span text:style-name="T1">(</text:span><text:span text:style-name="T56">S</text:span><text:span text:style-name="T9">10</text:span><text:span text:style-name="T1">)</text:span><text:tab/><text:span text:style-name="T53">Mesterfegyver (fegy, fok)</text:span><text:span text:style-name="T28">:</text:span> <text:span text:style-name="T9">Másfélkezes(1)</text:span></text:p>
        <text:p text:style-name="P64"><text:span text:style-name="T38">H</text:span><text:span text:style-name="T39">2</text:span><text:span text:style-name="T38">:</text:span><text:span text:style-name="T40">Lándzsavívás</text:span><text:span text:style-name="T31"> <text:s text:c="4"/></text:span><text:span text:style-name="T30">: </text:span><text:span text:style-name="T31"><text:s/>9 <text:s text:c="2"/></text:span><text:span text:style-name="T38">.sz </text:span><text:span text:style-name="T31">(</text:span><text:span text:style-name="T57">S</text:span><text:span text:style-name="T36">10</text:span><text:span text:style-name="T31">)</text:span><text:span text:style-name="T30"> Ψ: </text:span><text:span text:style-name="T33">0</text:span><text:span text:style-name="T41"> <text:s/></text:span><text:span text:style-name="T42">Aura</text:span><text:span text:style-name="T30">: </text:span><text:span text:style-name="T43">24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79">Képzettség, Fortély, Manőver</text:p>
            </table:table-cell>
            <table:table-cell table:style-name="Table5.A1" office:value-type="string">
              <text:p text:style-name="P79">Értéke</text:p>
            </table:table-cell>
            <table:table-cell table:style-name="Table5.A1" office:value-type="string">
              <text:p text:style-name="P79">Képzettség, Fortély, Manőver</text:p>
            </table:table-cell>
            <table:table-cell table:style-name="Table5.D1" office:value-type="string">
              <text:p text:style-name="P79">Értéke</text:p>
            </table:table-cell>
          </table:table-row>
          <table:table-row>
            <table:table-cell table:style-name="Table5.A2" office:value-type="string">
              <text:p text:style-name="P48">Fájdalomtűrés</text:p>
            </table:table-cell>
            <table:table-cell table:style-name="Table5.B2" office:value-type="string">
              <text:p text:style-name="P110">8</text:p>
            </table:table-cell>
            <table:table-cell table:style-name="Table5.A2" office:value-type="string">
              <text:p text:style-name="P38">Akrobatika</text:p>
            </table:table-cell>
            <table:table-cell table:style-name="Table5.D2" office:value-type="string">
              <text:p text:style-name="P110">6</text:p>
            </table:table-cell>
          </table:table-row>
          <table:table-row>
            <table:table-cell table:style-name="Table5.A2" office:value-type="string">
              <text:p text:style-name="P21">Észlelés</text:p>
            </table:table-cell>
            <table:table-cell table:style-name="Table5.B2" office:value-type="string">
              <text:p text:style-name="P110">8</text:p>
            </table:table-cell>
            <table:table-cell table:style-name="Table5.A2" office:value-type="string">
              <text:p text:style-name="P38">Lopakodás</text:p>
            </table:table-cell>
            <table:table-cell table:style-name="Table5.D2" office:value-type="string">
              <text:p text:style-name="P36">3</text:p>
            </table:table-cell>
          </table:table-row>
          <table:table-row>
            <table:table-cell table:style-name="Table5.A2" office:value-type="string">
              <text:p text:style-name="P21">Emberismeret</text:p>
            </table:table-cell>
            <table:table-cell table:style-name="Table5.B2" office:value-type="string">
              <text:p text:style-name="P26">3</text:p>
            </table:table-cell>
            <table:table-cell table:style-name="Table5.A2" office:value-type="string">
              <text:p text:style-name="P38">Mászás</text:p>
            </table:table-cell>
            <table:table-cell table:style-name="Table5.D2" office:value-type="string">
              <text:p text:style-name="P36">5</text:p>
            </table:table-cell>
          </table:table-row>
          <table:table-row>
            <table:table-cell table:style-name="Table5.A2" office:value-type="string">
              <text:p text:style-name="P38">Keresés</text:p>
            </table:table-cell>
            <table:table-cell table:style-name="Table5.B2" office:value-type="string">
              <text:p text:style-name="P36">5</text:p>
            </table:table-cell>
            <table:table-cell table:style-name="Table5.A2" office:value-type="string">
              <text:p text:style-name="P29">Lovaglás</text:p>
            </table:table-cell>
            <table:table-cell table:style-name="Table5.D2" office:value-type="string">
              <text:p text:style-name="P36">6</text:p>
            </table:table-cell>
          </table:table-row>
          <table:table-row>
            <table:table-cell table:style-name="Table5.A2" office:value-type="string">
              <text:p text:style-name="P38">Nyomolvasás</text:p>
            </table:table-cell>
            <table:table-cell table:style-name="Table5.B2" office:value-type="string">
              <text:p text:style-name="P110">5</text:p>
            </table:table-cell>
            <table:table-cell table:style-name="Table5.A2" office:value-type="string">
              <text:p text:style-name="P38">Lovas harc</text:p>
            </table:table-cell>
            <table:table-cell table:style-name="Table5.D2" office:value-type="string">
              <text:p text:style-name="P36">2.fok</text:p>
            </table:table-cell>
          </table:table-row>
          <table:table-row>
            <table:table-cell table:style-name="Table5.A2" office:value-type="string">
              <text:p text:style-name="P38">Szerencsejáték</text:p>
            </table:table-cell>
            <table:table-cell table:style-name="Table5.B2" office:value-type="string">
              <text:p text:style-name="P110">5</text:p>
            </table:table-cell>
            <table:table-cell table:style-name="Table5.A2" office:value-type="string">
              <text:p text:style-name="P38">Harcos elme</text:p>
            </table:table-cell>
            <table:table-cell table:style-name="Table5.D2" office:value-type="string">
              <text:p text:style-name="P36">1.fok</text:p>
            </table:table-cell>
          </table:table-row>
          <table:table-row>
            <table:table-cell table:style-name="Table5.A2" office:value-type="string">
              <text:p text:style-name="P38"/>
            </table:table-cell>
            <table:table-cell table:style-name="Table5.B2" office:value-type="string">
              <text:p text:style-name="P36"/>
            </table:table-cell>
            <table:table-cell table:style-name="Table5.A2" office:value-type="string">
              <text:p text:style-name="P38">Úszás, Futás</text:p>
            </table:table-cell>
            <table:table-cell table:style-name="Table5.D2" office:value-type="string">
              <text:p text:style-name="P36">1.fok</text:p>
            </table:table-cell>
          </table:table-row>
          <table:table-row>
            <table:table-cell table:style-name="Table5.A2" office:value-type="string">
              <text:p text:style-name="P105">Lefegyverzés/Fegyvertörés (K)</text:p>
            </table:table-cell>
            <table:table-cell table:style-name="Table5.B2" office:value-type="string">
              <text:p text:style-name="P36">2 (10)</text:p>
            </table:table-cell>
            <table:table-cell table:style-name="Table5.A2" office:value-type="string">
              <text:p text:style-name="P38">Gyors kezd</text:p>
            </table:table-cell>
            <table:table-cell table:style-name="Table5.D2" office:value-type="string">
              <text:p text:style-name="P36">1.fok</text:p>
            </table:table-cell>
          </table:table-row>
          <table:table-row>
            <table:table-cell table:style-name="Table5.A2" office:value-type="string">
              <text:p text:style-name="P112" loext:marker-style-name="T65"><text:span text:style-name="T64">Kibontakozás/Átsiklás</text:span></text:p>
            </table:table-cell>
            <table:table-cell table:style-name="Table5.B2" office:value-type="string">
              <text:p text:style-name="P36">2 (5)</text:p>
            </table:table-cell>
            <table:table-cell table:style-name="Table5.A2" office:value-type="string">
              <text:p text:style-name="P38">Pajzshasználat</text:p>
            </table:table-cell>
            <table:table-cell table:style-name="Table5.D2" office:value-type="string">
              <text:p text:style-name="P36">1.fok</text:p>
            </table:table-cell>
          </table:table-row>
          <table:table-row>
            <table:table-cell table:style-name="Table5.A11" table:number-columns-spanned="4" office:value-type="string">
              <text:p text:style-name="P21">Speciális:</text:p>
            </table:table-cell>
            <table:covered-table-cell/>
            <table:covered-table-cell/>
            <table:covered-table-cell/>
          </table:table-row>
        </table:table>
        <text:p text:style-name="P94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1"><text:span text:style-name="T50">Leírás:</text:span> </text:p>
            </table:table-cell>
          </table:table-row>
          <table:table-row>
            <table:table-cell table:style-name="Table6.A2" office:value-type="string">
              <text:p text:style-name="P21"/>
            </table:table-cell>
          </table:table-row>
        </table:table>
        <text:p text:style-name="P83"/>
      </text:section>
      <text:p text:style-name="P90"/>
      <text:p text:style-name="P88"/>
      <text:p text:style-name="P88"/>
      <text:p text:style-name="P88"/>
      <text:p text:style-name="P88"/>
      <text:p text:style-name="P91"><text:soft-page-break/><text:s/></text:p>
      <text:section text:style-name="Sect1" text:name="Szakasz2">
        <text:p text:style-name="P53"><text:span text:style-name="T12">Név, jellemző, szint: </text:span><text:span text:style-name="T71">Íjász</text:span><text:span text:style-name="T2"> <text:tab/></text:span></text:p>
        <text:p text:style-name="P100"><text:span text:style-name="T45">Fegyverei: </text:span><text:span text:style-name="T46">Hosszú íj</text:span><text:span text:style-name="T49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41"><text:span text:style-name="T50">ÉP</text:span>: <text:span text:style-name="T60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41">SFÉ: <text:span text:style-name="T54">SZ</text:span><text:span text:style-name="T1"> <text:s/></text:span><text:span text:style-name="T12"><text:s/>/ </text:span><text:span text:style-name="T55">V</text:span><text:span text:style-name="T1"> <text:s/></text:span><text:span text:style-name="T12"><text:s/>/ </text:span><text:span text:style-name="T55">Z</text:span><text:span text:style-name="T12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A2" office:value-type="string">
              <text:p text:style-name="P32">x</text:p>
            </table:table-cell>
            <table:table-cell table:style-name="Table7.I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M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Q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Q2" office:value-type="string">
              <text:p text:style-name="P41"/>
            </table:table-cell>
            <table:table-cell table:style-name="Table7.A2" office:value-type="string">
              <text:p text:style-name="P41"/>
            </table:table-cell>
            <table:table-cell table:style-name="Table7.V2" office:value-type="string">
              <text:p text:style-name="P41"/>
            </table:table-cell>
          </table:table-row>
          <table:table-row>
            <table:table-cell table:style-name="Table7.A3" table:number-columns-spanned="22" office:value-type="string">
              <text:p text:style-name="P108"><text:s text:c="39"/>-<text:span text:style-name="T76">8</text:span><text:span text:style-name="T75">TÉ <text:s text:c="10"/>-1</text:span><text:span text:style-name="T76">8</text:span><text:span text:style-name="T75">TÉ <text:s text:c="10"/>-2</text:span><text:span text:style-name="T76">8</text:span><text:span text:style-name="T75">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7"/>
        <text:p text:style-name="P8"><text:span text:style-name="T50">KÉ</text:span>: <text:span text:style-name="T61">31</text:span><text:span text:style-name="T6"> <text:s text:c="3"/></text:span><text:span text:style-name="T12"><text:s text:c="2"/>F1(</text:span><text:span text:style-name="T1"> </text:span><text:span text:style-name="T6">Tőr</text:span><text:span text:style-name="T1"> <text:s text:c="3"/></text:span><text:span text:style-name="T12">): </text:span><text:span text:style-name="T17">1S/V </text:span><text:span text:style-name="T26">SP</text:span><text:span text:style-name="T12"><text:tab/>F2(</text:span><text:span text:style-name="T1"> </text:span><text:span text:style-name="T6">Hoszzú íj</text:span><text:span text:style-name="T12">): </text:span><text:span text:style-name="T1"><text:s/></text:span><text:span text:style-name="T6">3S </text:span><text:span text:style-name="T26">SP</text:span></text:p>
        <text:p text:style-name="P12"><text:span text:style-name="T50">TÉ</text:span>: <text:span text:style-name="T62">59</text:span><text:span text:style-name="T1"><text:tab/></text:span><text:span text:style-name="T12"> T/K:</text:span><text:span text:style-name="T1"><text:tab/></text:span></text:p>
        <text:p text:style-name="P16"><text:span text:style-name="T13">VÉ</text:span><text:span text:style-name="T12">: </text:span><text:span text:style-name="T17">1</text:span><text:span text:style-name="T18">6</text:span><text:span text:style-name="T19">1</text:span><text:span text:style-name="T1"><text:tab/></text:span></text:p>
        <text:p text:style-name="P61"><text:tab/></text:p>
        <text:p text:style-name="P57"><text:span text:style-name="T12">Pajzs: -</text:span><text:tab/><text:span text:style-name="T12"><text:tab/>Erőbónusz: -</text:span><text:span text:style-name="T20">1</text:span><text:tab/></text:p>
        <text:p text:style-name="P4"><text:span text:style-name="T13">CÉ</text:span><text:span text:style-name="T12">: </text:span><text:span text:style-name="T72">1</text:span><text:span text:style-name="T73">9</text:span><text:span text:style-name="T17"> (Íj)</text:span></text:p>
        <text:p text:style-name="P45"><text:span text:style-name="T12">Puszta kézzel: KÉ:</text:span><text:span text:style-name="T1"> <text:s/></text:span><text:span text:style-name="T6">14</text:span><text:span text:style-name="T1"> <text:s text:c="2"/></text:span><text:span text:style-name="T12"><text:s/>TÉ:</text:span><text:span text:style-name="T1"> </text:span><text:span text:style-name="T6">23</text:span><text:span text:style-name="T1"> <text:s text:c="9"/></text:span><text:span text:style-name="T12"><text:s/>VÉ: </text:span><text:span text:style-name="T6">125</text:span></text:p>
        <text:p text:style-name="P76"><text:span text:style-name="T12">Erő: </text:span><text:span text:style-name="T1"><text:tab/></text:span><text:span text:style-name="T12"> Edz: </text:span><text:span text:style-name="T1"><text:tab/></text:span><text:span text:style-name="T12"> Gyors: </text:span><text:span text:style-name="T1"><text:tab/></text:span><text:span text:style-name="T12"> Ügy: </text:span><text:span text:style-name="T1"><text:tab/></text:span><text:span text:style-name="T12"> IQ: </text:span><text:span text:style-name="T1"><text:tab/></text:span><text:span text:style-name="T12"> Eml: </text:span><text:span text:style-name="T1"><text:tab/></text:span><text:span text:style-name="T12"> Önur: </text:span><text:span text:style-name="T1"><text:tab/></text:span><text:span text:style-name="T12"> Fog: </text:span><text:span text:style-name="T1"><text:tab/></text:span></text:p>
        <text:p text:style-name="P68"><text:span text:style-name="T51">H1:</text:span><text:span text:style-name="T1"> </text:span><text:span text:style-name="T6">Íjászat</text:span><text:span text:style-name="T1"> <text:s/></text:span>: <text:span text:style-name="T1"><text:s text:c="2"/></text:span><text:span text:style-name="T6">6</text:span><text:span text:style-name="T1"> <text:s text:c="2"/></text:span><text:span text:style-name="T51">.sz </text:span><text:span text:style-name="T1">(</text:span><text:span text:style-name="T56">S</text:span><text:span text:style-name="T1"> <text:s text:c="2"/>)</text:span><text:tab/><text:span text:style-name="T53">Mesterfegyver (fegy, fok)</text:span><text:span text:style-name="T28">:</text:span> <text:span text:style-name="T60">2</text:span></text:p>
        <text:p text:style-name="P65"><text:span text:style-name="T38">H</text:span><text:span text:style-name="T39">2</text:span><text:span text:style-name="T38">:</text:span><text:span text:style-name="T31"> <text:s/></text:span><text:span text:style-name="T32">Közelharc</text:span><text:span text:style-name="T30">: </text:span><text:span text:style-name="T31"><text:s text:c="2"/></text:span><text:span text:style-name="T32">4</text:span><text:span text:style-name="T31"> <text:s text:c="2"/></text:span><text:span text:style-name="T38">.sz </text:span><text:span text:style-name="T31">(</text:span><text:span text:style-name="T57">S</text:span><text:span text:style-name="T31"> <text:s text:c="2"/>)</text:span><text:span text:style-name="T30"> Ψ: </text:span><text:span text:style-name="T44">0</text:span><text:span text:style-name="T31"><text:tab/></text:span><text:span text:style-name="T30"> </text:span><text:span text:style-name="T42">Aura</text:span><text:span text:style-name="T30">: </text:span><text:span text:style-name="T43">9</text:span><text:span text:style-name="T31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80">Képzettség, Fortély, Manőver</text:p>
            </table:table-cell>
            <table:table-cell table:style-name="Table8.A1" office:value-type="string">
              <text:p text:style-name="P80">Értéke</text:p>
            </table:table-cell>
            <table:table-cell table:style-name="Table8.A1" office:value-type="string">
              <text:p text:style-name="P80">Képzettség, Fortély, Manőver</text:p>
            </table:table-cell>
            <table:table-cell table:style-name="Table8.D1" office:value-type="string">
              <text:p text:style-name="P80">Értéke</text:p>
            </table:table-cell>
          </table:table-row>
          <table:table-row>
            <table:table-cell table:style-name="Table8.A2" office:value-type="string">
              <text:p text:style-name="P49">Fájdalomtűrés</text:p>
            </table:table-cell>
            <table:table-cell table:style-name="Table8.B2" office:value-type="string">
              <text:p text:style-name="P31">2</text:p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>Észlelés</text:p>
            </table:table-cell>
            <table:table-cell table:style-name="Table8.B2" office:value-type="string">
              <text:p text:style-name="P30">6</text:p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>Emberismeret</text:p>
            </table:table-cell>
            <table:table-cell table:style-name="Table8.B2" office:value-type="string">
              <text:p text:style-name="P31">3</text:p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2" office:value-type="string">
              <text:p text:style-name="P22"/>
            </table:table-cell>
            <table:table-cell table:style-name="Table8.B2" office:value-type="string">
              <text:p text:style-name="P18"/>
            </table:table-cell>
            <table:table-cell table:style-name="Table8.A2" office:value-type="string">
              <text:p text:style-name="P22"/>
            </table:table-cell>
            <table:table-cell table:style-name="Table8.D2" office:value-type="string">
              <text:p text:style-name="P18"/>
            </table:table-cell>
          </table:table-row>
          <table:table-row>
            <table:table-cell table:style-name="Table8.A11" table:number-columns-spanned="4" office:value-type="string">
              <text:p text:style-name="P22">Speciális:</text:p>
            </table:table-cell>
            <table:covered-table-cell/>
            <table:covered-table-cell/>
            <table:covered-table-cell/>
          </table:table-row>
        </table:table>
        <text:p text:style-name="P95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2"><text:span text:style-name="T50">Leírás:</text:span> </text:p>
            </table:table-cell>
          </table:table-row>
          <table:table-row>
            <table:table-cell table:style-name="Table9.A2" office:value-type="string">
              <text:p text:style-name="P22"/>
            </table:table-cell>
          </table:table-row>
        </table:table>
        <text:p text:style-name="P113"/>
      </text:section>
      <text:p text:style-name="P88"/>
      <text:p text:style-name="P88"><text:s/></text:p>
      <text:section text:style-name="Sect1" text:name="Szakasz3">
        <text:p text:style-name="P50"><text:span text:style-name="T12">Név, jellemző, szint: </text:span><text:span text:style-name="T2"><text:s/></text:span><text:span text:style-name="T3">Mocsárszörny</text:span><text:span text:style-name="T2"><text:tab/></text:span></text:p>
        <text:p text:style-name="P99"><text:span text:style-name="T45">Fegyverei: </text:span><text:span text:style-name="T47">Karmok, </text:span><text:span text:style-name="T48">csápok</text:span><text:span text:style-name="T49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23"><text:span text:style-name="T50">ÉP</text:span>: <text:span text:style-name="T77">2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23">SFÉ: <text:span text:style-name="T54">SZ</text:span><text:span text:style-name="T1"> <text:s/></text:span><text:span text:style-name="T12"><text:s/>/ </text:span><text:span text:style-name="T55">V</text:span><text:span text:style-name="T1"> <text:s/></text:span><text:span text:style-name="T12"><text:s/>/ </text:span><text:span text:style-name="T55">Z</text:span><text:span text:style-name="T12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0"/>
            </table:table-cell>
            <table:table-cell table:style-name="Táblázat7.A2" office:value-type="string">
              <text:p text:style-name="P70"/>
            </table:table-cell>
            <table:table-cell table:style-name="Táblázat7.A2" office:value-type="string">
              <text:p text:style-name="P70"/>
            </table:table-cell>
            <table:table-cell table:style-name="Táblázat7.A2" office:value-type="string">
              <text:p text:style-name="P70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G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M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M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A2" office:value-type="string">
              <text:p text:style-name="P23"/>
            </table:table-cell>
            <table:table-cell table:style-name="Táblázat7.V2" office:value-type="string">
              <text:p text:style-name="P23"/>
            </table:table-cell>
          </table:table-row>
          <table:table-row>
            <table:table-cell table:style-name="Táblázat7.A3" table:number-columns-spanned="22" office:value-type="string">
              <text:p text:style-name="P118"><text:s text:c="24"/>| <text:s text:c="24"/>| <text:s text:c="5"/>-10 TÉ <text:s text:c="3"/>| <text:s text:c="4"/>-20 TÉ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4"/>
        <text:p text:style-name="P5"><text:span text:style-name="T50">KÉ</text:span>: <text:span text:style-name="T79">40</text:span><text:span text:style-name="T1"><text:tab/></text:span><text:span text:style-name="T12"> <text:s/>F1(</text:span><text:span text:style-name="T1"> </text:span><text:span text:style-name="T11">Karom</text:span><text:span text:style-name="T1"> </text:span><text:span text:style-name="T12">): </text:span><text:span text:style-name="T25">+7</text:span><text:span text:style-name="T1"><text:tab/></text:span><text:span text:style-name="T26">SP</text:span><text:span text:style-name="T12"><text:tab/>F2(</text:span><text:span text:style-name="T25">Csáp</text:span><text:span text:style-name="T1"> <text:s text:c="2"/></text:span><text:span text:style-name="T12">): <text:s/></text:span><text:span text:style-name="T25">+4</text:span><text:span text:style-name="T11"> </text:span><text:span text:style-name="T26">SP</text:span></text:p>
        <text:p text:style-name="P9"><text:span text:style-name="T50">TÉ</text:span>: <text:span text:style-name="T79">70</text:span><text:span text:style-name="T1"><text:tab/></text:span><text:span text:style-name="T12"> T/K: </text:span><text:span text:style-name="T25">3</text:span><text:span text:style-name="T1"><text:tab/></text:span></text:p>
        <text:p text:style-name="P13"><text:span text:style-name="T13">VÉ</text:span><text:span text:style-name="T12">: </text:span><text:span text:style-name="T25">170</text:span><text:span text:style-name="T1"><text:tab/></text:span></text:p>
        <text:p text:style-name="P58"><text:tab/></text:p>
        <text:p text:style-name="P54"><text:span text:style-name="T12">Erőbónusz: </text:span><text:span text:style-name="T24">+5 </text:span><text:span text:style-name="T25">(beszámitva)</text:span></text:p>
        <text:p text:style-name="P114"><text:span text:style-name="T13">CÉ</text:span><text:span text:style-name="T12">: </text:span><text:span text:style-name="T72">1</text:span><text:span text:style-name="T74">0</text:span><text:span text:style-name="T24"> (tüskék)</text:span><text:span text:style-name="T1"><text:tab/></text:span><text:span text:style-name="T10">SP:+0 <text:s/></text:span><text:span text:style-name="T11">(T/K:3)</text:span></text:p>
        <text:p text:style-name="P117"><text:span text:style-name="T12">Erő: </text:span><text:span text:style-name="T11">+5</text:span><text:span text:style-name="T12"> <text:s text:c="2"/>Edz: </text:span><text:span text:style-name="T25">+5</text:span><text:span text:style-name="T12"> <text:s text:c="2"/>Gyors: </text:span><text:span text:style-name="T25">+4 <text:s/></text:span><text:span text:style-name="T12"><text:s/>Ügy: </text:span><text:span text:style-name="T25">+4</text:span></text:p>
        <text:p text:style-name="P66"><text:span text:style-name="T51">H1:</text:span><text:span text:style-name="T1"> </text:span><text:span text:style-name="T11">Közelharc</text:span><text:span text:style-name="T1"> </text:span>: <text:span text:style-name="T1"><text:s/></text:span><text:span text:style-name="T11">8</text:span><text:span text:style-name="T1"> </text:span><text:span text:style-name="T51">.sz </text:span><text:span text:style-name="T1">(</text:span><text:span text:style-name="T56">S</text:span><text:span text:style-name="T1"> <text:s text:c="2"/>)</text:span></text:p>
        <text:p text:style-name="P62"><text:span text:style-name="T38">H</text:span><text:span text:style-name="T39">2</text:span><text:span text:style-name="T38">:</text:span><text:span text:style-name="T31"> </text:span><text:span text:style-name="T37">L.vivás</text:span><text:span text:style-name="T31"> <text:s text:c="3"/></text:span><text:span text:style-name="T30">: </text:span><text:span text:style-name="T31"><text:s/></text:span><text:span text:style-name="T37">7</text:span><text:span text:style-name="T31"> <text:s/></text:span><text:span text:style-name="T38">.sz </text:span><text:span text:style-name="T31">(</text:span><text:span text:style-name="T57">S</text:span><text:span text:style-name="T31"> <text:s text:c="2"/>)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77">Képzettség, Fortély, Manőver</text:p>
            </table:table-cell>
            <table:table-cell table:style-name="Táblázat8.A1" office:value-type="string">
              <text:p text:style-name="P77">Értéke</text:p>
            </table:table-cell>
            <table:table-cell table:style-name="Táblázat8.A1" office:value-type="string">
              <text:p text:style-name="P77">Képzettség, Fortély, Manőver</text:p>
            </table:table-cell>
            <table:table-cell table:style-name="Táblázat8.D1" office:value-type="string">
              <text:p text:style-name="P77">Értéke</text:p>
            </table:table-cell>
          </table:table-row>
          <table:table-row>
            <table:table-cell table:style-name="Táblázat8.A2" office:value-type="string">
              <text:p text:style-name="P46">Fájdalomtűrés</text:p>
            </table:table-cell>
            <table:table-cell table:style-name="Táblázat8.B2" office:value-type="string">
              <text:p text:style-name="P109">9</text:p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>Észlelés</text:p>
            </table:table-cell>
            <table:table-cell table:style-name="Táblázat8.B2" office:value-type="string">
              <text:p text:style-name="P109">10</text:p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9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11" table:number-columns-spanned="4" office:value-type="string">
              <text:p text:style-name="P19">Speciális:</text:p>
            </table:table-cell>
            <table:covered-table-cell/>
            <table:covered-table-cell/>
            <table:covered-table-cell/>
          </table:table-row>
        </table:table>
        <text:p text:style-name="P92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9"><text:span text:style-name="T50">Leírás:</text:span> <text:span text:style-name="T80">Karmos, csápos mocsárszörny</text:span></text:p>
            </table:table-cell>
          </table:table-row>
          <table:table-row>
            <table:table-cell table:style-name="Táblázat9.A2" office:value-type="string">
              <text:p text:style-name="P19"/>
            </table:table-cell>
          </table:table-row>
        </table:table>
        <text:p text:style-name="P81"/>
      </text:section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7-11-04T22:52:01</meta:creation-date>
    <dc:date>2024-03-14T17:56:40.910000000</dc:date>
    <dc:language>hu-HU</dc:language>
    <meta:editing-cycles>33</meta:editing-cycles>
    <meta:editing-duration>PT2H23S</meta:editing-duration>
    <meta:document-statistic meta:table-count="15" meta:image-count="0" meta:object-count="0" meta:page-count="2" meta:paragraph-count="212" meta:word-count="577" meta:character-count="3582" meta:non-whitespace-character-count="2693"/>
    <meta:user-defined meta:name="Info 1"/>
    <meta:user-defined meta:name="Info 2"/>
    <meta:user-defined meta:name="Info 3"/>
    <meta:user-defined meta:name="Info 4"/>
  </office:meta>
</office:document-meta>
</file>